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E9000003DDB2BDA6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4.11cm" fo:min-width="5.635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4.109cm" fo:min-width="5.397cm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cm" svg:height="9.804cm" svg:x="1.501cm" svg:y="0.049cm">
          <draw:image xlink:href="Pictures/10000001000007E9000003DDB2BDA64E.png" xlink:type="simple" xlink:show="embed" xlink:actuate="onLoad" draw:mime-type="image/png">
            <text:p/>
          </draw:image>
        </draw:frame>
        <draw:custom-shape draw:style-name="gr2" draw:text-style-name="P1" draw:layer="layout" svg:width="8.749cm" svg:height="6.238cm" svg:x="1.425cm" svg:y="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413cm" svg:height="6.237cm" svg:x="11.145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58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6:42:27.075850850</meta:creation-date>
    <dc:date>2025-11-04T12:54:42.502249662</dc:date>
    <meta:editing-duration>PT16M7S</meta:editing-duration>
    <meta:editing-cycles>3</meta:editing-cycles>
    <meta:generator>LibreOffice/24.2.7.2$Linux_X86_64 LibreOffice_project/420$Build-2</meta:generator>
    <meta:document-statistic meta:object-count="3"/>
  </office:meta>
</office:document-meta>
</file>